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normal" style:text-underline-style="solid" style:text-underline-width="auto" style:text-underline-color="font-color" fo:font-weight="bold" officeooo:rsid="001379ea" officeooo:paragraph-rsid="001379ea" style:font-size-asian="17.5pt" style:font-style-asian="normal" style:font-weight-asian="bold" style:font-size-complex="20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style="normal" style:text-underline-style="solid" style:text-underline-width="auto" style:text-underline-color="font-color" fo:font-weight="bold" officeooo:rsid="001379ea" officeooo:paragraph-rsid="00162248" style:font-size-asian="17.5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379ea" officeooo:paragraph-rsid="001379ea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379ea" officeooo:paragraph-rsid="001379ea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style:text-underline-style="none" fo:font-weight="bold" officeooo:rsid="001379ea" officeooo:paragraph-rsid="001379ea" style:font-size-asian="12.25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style:text-underline-style="none" fo:font-weight="bold" officeooo:rsid="001379ea" officeooo:paragraph-rsid="001379ea" style:font-size-asian="12.25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style:text-underline-style="none" fo:font-weight="bold" officeooo:rsid="00167288" officeooo:paragraph-rsid="00167288" style:font-size-asian="12.25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normal" officeooo:rsid="001379ea" officeooo:paragraph-rsid="001379ea" style:font-size-asian="12.25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67288" officeooo:paragraph-rsid="00167288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379ea" officeooo:paragraph-rsid="001379ea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officeooo:rsid="001379ea" officeooo:paragraph-rsid="001379ea" style:font-size-asian="18pt" style:font-style-asian="normal" style:font-weight-asian="bold" style:font-size-complex="18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167288" officeooo:paragraph-rsid="00167288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style="italic" style:text-underline-style="none" fo:font-weight="bold" officeooo:rsid="00167288" officeooo:paragraph-rsid="00167288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5pt" fo:font-style="italic" style:text-underline-style="solid" style:text-underline-width="auto" style:text-underline-color="font-color" fo:font-weight="bold" officeooo:rsid="0015e865" officeooo:paragraph-rsid="0015e865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7288" style:font-weight-asian="bold" style:font-weight-complex="bold"/>
    </style:style>
    <style:style style:name="T3" style:family="text">
      <style:text-properties officeooo:rsid="001672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README</text:p>
      <text:p text:style-name="P1"/>
      <text:p text:style-name="P1"/>
      <text:p text:style-name="P1"/>
      <text:p text:style-name="P11">Notice d’utilisation :</text:p>
      <text:p text:style-name="P5"/>
      <text:p text:style-name="P13">Si le terminal employé est powershell :</text:p>
      <text:p text:style-name="P7"/>
      <text:p text:style-name="P9">- télécharger le document joint</text:p>
      <text:p text:style-name="P9"/>
      <text:p text:style-name="P9">- aller dans le shell et taper <text:span text:style-name="T1">cd</text:span> + <text:span text:style-name="T1">(écrire le chemin d’accès du dossier)</text:span> puis faites <text:span text:style-name="T1">Entrée.</text:span></text:p>
      <text:p text:style-name="P7"/>
      <text:p text:style-name="P9">- entrer <text:span text:style-name="T1">.\Compile.ps1</text:span> cela va ouvrir compiler et exécuter les multiples classes du dossier joint.</text:p>
      <text:p text:style-name="P9"/>
      <text:p text:style-name="P12">si le terminal est l’invite de commande (cmd).</text:p>
      <text:p text:style-name="P9"/>
      <text:p text:style-name="P9">- télécharger le document joint</text:p>
      <text:p text:style-name="P9"/>
      <text:p text:style-name="P9">- exécuter Compile.bat</text:p>
      <text:p text:style-name="P9"/>
      <text:p text:style-name="P12">Si autre terminal :</text:p>
      <text:p text:style-name="P5"/>
      <text:p text:style-name="P3">- Ouvrir l’ensemble des méthodes présentes dans le dossier joint afin de sauvegarder ces dernières et que votre ordinateur puisse les reconnaître.</text:p>
      <text:p text:style-name="P3"/>
      <text:p text:style-name="P3">Ouvrir le terminal de votre ordinateur et saisir : </text:p>
      <text:p text:style-name="P3"/>
      <text:p text:style-name="P4">javac MainScrabble.java</text:p>
      <text:p text:style-name="P3"/>
      <text:p text:style-name="P3">puis faites <text:span text:style-name="T2">Entrée</text:span> puis saisir :</text:p>
      <text:p text:style-name="P3"/>
      <text:p text:style-name="P3"><text:span text:style-name="T1">java MainScrabble</text:span> </text:p>
      <text:p text:style-name="P3"/>
      <text:p text:style-name="P3"/>
      <text:p text:style-name="P3"/>
      <text:p text:style-name="P14">La partie est à présent lancée, amusez-vous bien !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8T19:20:03.569000000</meta:creation-date>
    <dc:date>2022-01-09T13:21:09.689000000</dc:date>
    <meta:editing-duration>PT28M5S</meta:editing-duration>
    <meta:editing-cycles>4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16" meta:word-count="119" meta:character-count="727" meta:non-whitespace-character-count="622"/>
  </office:meta>
</office:document-meta>
</file>